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ostante la classe Scheduler sia stata sviluppata a partire dal codice già creato dal gruppo Bluethoth le modifiche apportate sono state numerose, al punto da far ritenere necessario l'effettuare dei test con modalità black-box.</text:p>
      <text:p text:style-name="P1">Tali test sono stati eseguiti utilizzando una classe chiamata SchedulerTestBlackBox che ha la funzione di driver e stub, sostituendo la classe Processore.</text:p>
      <text:p text:style-name="P1">Questa classe si occupa di inizializzare lo Scheduler e lo interroga per tutta la durata della simulazione come farebbe un Processore, ma stampando a video solamente il nome del processo in esecuzione in ogni istante.</text:p>
      <text:p text:style-name="P1">In questo modo è stato possibile confrontare i risultati ottenuti con quelli ritornati da una simulazione eseguita a partire dagli stessi parametri, ma con due versioni del software SGPEMv2, prodotti da Bluethoth e SnailSystems, che hanno rappresentato l'oracolo per il test.</text:p>
      <text:p text:style-name="P1">I test hanno dato esito positivo con tutte le politiche di schedulazione previste dal nostr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Daniele Bonaldo</dc:creator>
    <dc:date>2008-03-07T23:15:05</dc:date>
    <meta:editing-cycles>1</meta:editing-cycles>
    <meta:editing-duration>PT22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49" meta:character-count="977"/>
  </office:meta>
</office:document-meta>
</file>